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draw:textarea-vertical-align="middle"/>
    </style:style>
    <style:style style:name="gr2" style:family="graphic" style:parent-style-name="standard">
      <style:graphic-properties draw:stroke="none" svg:stroke-color="#000000" draw:marker-start="" draw:fill="none" draw:fill-color="#ffffff" fo:min-height="0.127cm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" draw:fill="none" draw:textarea-vertical-align="middle"/>
    </style:style>
    <style:style style:name="gr5" style:family="graphic" style:parent-style-name="objectwithoutfill">
      <style:graphic-properties svg:stroke-width="0.051cm" svg:stroke-color="#008000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0000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="" draw:fill-color="#8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controls" svg:width="0.889cm" svg:height="0.889cm" svg:x="3.032cm" svg:y="1.508cm">
          <text:p/>
        </draw:circle>
        <draw:circle draw:style-name="gr1" draw:text-style-name="P1" draw:layer="controls" svg:width="0.889cm" svg:height="0.889cm" svg:x="3.032cm" svg:y="2.651cm">
          <text:p/>
        </draw:circle>
        <draw:circle draw:style-name="gr1" draw:text-style-name="P1" draw:layer="controls" svg:width="0.889cm" svg:height="0.889cm" svg:x="3.032cm" svg:y="3.921cm">
          <text:p/>
        </draw:circle>
        <draw:circle draw:style-name="gr1" draw:text-style-name="P1" draw:layer="controls" svg:width="0.889cm" svg:height="0.889cm" svg:x="3.032cm" svg:y="5.064cm">
          <text:p/>
        </draw:circle>
        <draw:circle draw:style-name="gr1" draw:text-style-name="P1" draw:layer="controls" svg:width="0.889cm" svg:height="0.889cm" svg:x="2.905cm" svg:y="6.334cm">
          <text:p/>
        </draw:circle>
        <draw:circle draw:style-name="gr1" draw:text-style-name="P1" draw:layer="controls" svg:width="0.889cm" svg:height="0.889cm" svg:x="2.905cm" svg:y="7.477cm">
          <text:p/>
        </draw:circle>
        <draw:circle draw:style-name="gr1" draw:text-style-name="P1" draw:layer="controls" svg:width="0.889cm" svg:height="0.889cm" svg:x="2.905cm" svg:y="8.747cm">
          <text:p/>
        </draw:circle>
        <draw:circle draw:style-name="gr1" draw:text-style-name="P1" draw:layer="controls" svg:width="0.889cm" svg:height="0.889cm" svg:x="2.905cm" svg:y="9.89cm">
          <text:p/>
        </draw:circle>
        <draw:circle draw:style-name="gr1" draw:text-style-name="P1" draw:layer="controls" svg:width="0.889cm" svg:height="0.889cm" svg:x="3.032cm" svg:y="11.033cm">
          <text:p/>
        </draw:circle>
        <draw:circle draw:style-name="gr1" draw:text-style-name="P1" draw:layer="controls" svg:width="0.889cm" svg:height="0.889cm" svg:x="3.032cm" svg:y="12.176cm">
          <text:p/>
        </draw:circle>
        <draw:circle draw:style-name="gr1" draw:text-style-name="P1" draw:layer="controls" svg:width="0.889cm" svg:height="0.889cm" svg:x="3.032cm" svg:y="13.446cm">
          <text:p/>
        </draw:circle>
        <draw:circle draw:style-name="gr1" draw:text-style-name="P1" draw:layer="controls" svg:width="0.889cm" svg:height="0.889cm" svg:x="3.032cm" svg:y="14.589cm">
          <text:p/>
        </draw:circle>
        <draw:circle draw:style-name="gr1" draw:text-style-name="P1" draw:layer="controls" svg:width="0.889cm" svg:height="0.889cm" svg:x="3.032cm" svg:y="15.986cm">
          <text:p/>
        </draw:circle>
        <draw:circle draw:style-name="gr1" draw:text-style-name="P1" draw:layer="controls" svg:width="0.889cm" svg:height="0.889cm" svg:x="3.032cm" svg:y="17.129cm">
          <text:p/>
        </draw:circle>
        <draw:circle draw:style-name="gr1" draw:text-style-name="P1" draw:layer="controls" svg:width="0.889cm" svg:height="0.889cm" svg:x="3.032cm" svg:y="18.399cm">
          <text:p/>
        </draw:circle>
        <draw:circle draw:style-name="gr1" draw:text-style-name="P1" draw:layer="controls" svg:width="0.889cm" svg:height="0.889cm" svg:x="3.032cm" svg:y="19.542cm">
          <text:p/>
        </draw:circle>
        <draw:frame draw:style-name="gr2" draw:text-style-name="P2" draw:layer="controls" svg:width="1.905cm" svg:height="0.493cm" svg:x="1cm" svg:y="1.508cm">
          <draw:text-box>
            <text:p text:style-name="P2"><text:span text:style-name="T1">Row 1, col 1</text:span></text:p>
          </draw:text-box>
        </draw:frame>
        <draw:circle draw:style-name="gr1" draw:text-style-name="P1" draw:layer="controls" svg:width="0.889cm" svg:height="0.889cm" svg:x="7.604cm" svg:y="1.508cm">
          <text:p/>
        </draw:circle>
        <draw:circle draw:style-name="gr1" draw:text-style-name="P1" draw:layer="controls" svg:width="0.889cm" svg:height="0.889cm" svg:x="7.604cm" svg:y="2.651cm">
          <text:p/>
        </draw:circle>
        <draw:circle draw:style-name="gr1" draw:text-style-name="P1" draw:layer="controls" svg:width="0.889cm" svg:height="0.889cm" svg:x="7.604cm" svg:y="3.921cm">
          <text:p/>
        </draw:circle>
        <draw:circle draw:style-name="gr1" draw:text-style-name="P1" draw:layer="controls" svg:width="0.889cm" svg:height="0.889cm" svg:x="7.604cm" svg:y="5.064cm">
          <text:p/>
        </draw:circle>
        <draw:circle draw:style-name="gr1" draw:text-style-name="P1" draw:layer="controls" svg:width="0.889cm" svg:height="0.889cm" svg:x="7.477cm" svg:y="6.334cm">
          <text:p/>
        </draw:circle>
        <draw:circle draw:style-name="gr1" draw:text-style-name="P1" draw:layer="controls" svg:width="0.889cm" svg:height="0.889cm" svg:x="7.477cm" svg:y="7.477cm">
          <text:p/>
        </draw:circle>
        <draw:circle draw:style-name="gr1" draw:text-style-name="P1" draw:layer="controls" svg:width="0.889cm" svg:height="0.889cm" svg:x="7.477cm" svg:y="8.747cm">
          <text:p/>
        </draw:circle>
        <draw:circle draw:style-name="gr1" draw:text-style-name="P1" draw:layer="controls" svg:width="0.889cm" svg:height="0.889cm" svg:x="7.477cm" svg:y="9.89cm">
          <text:p/>
        </draw:circle>
        <draw:circle draw:style-name="gr1" draw:text-style-name="P1" draw:layer="controls" svg:width="0.889cm" svg:height="0.889cm" svg:x="7.604cm" svg:y="11.033cm">
          <text:p/>
        </draw:circle>
        <draw:circle draw:style-name="gr1" draw:text-style-name="P1" draw:layer="controls" svg:width="0.889cm" svg:height="0.889cm" svg:x="7.604cm" svg:y="12.176cm">
          <text:p/>
        </draw:circle>
        <draw:circle draw:style-name="gr1" draw:text-style-name="P1" draw:layer="controls" svg:width="0.889cm" svg:height="0.889cm" svg:x="7.604cm" svg:y="13.446cm">
          <text:p/>
        </draw:circle>
        <draw:circle draw:style-name="gr1" draw:text-style-name="P1" draw:layer="controls" svg:width="0.889cm" svg:height="0.889cm" svg:x="7.604cm" svg:y="14.589cm">
          <text:p/>
        </draw:circle>
        <draw:circle draw:style-name="gr1" draw:text-style-name="P1" draw:layer="controls" svg:width="0.889cm" svg:height="0.889cm" svg:x="7.604cm" svg:y="15.986cm">
          <text:p/>
        </draw:circle>
        <draw:circle draw:style-name="gr1" draw:text-style-name="P1" draw:layer="controls" svg:width="0.889cm" svg:height="0.889cm" svg:x="7.604cm" svg:y="17.129cm">
          <text:p/>
        </draw:circle>
        <draw:circle draw:style-name="gr1" draw:text-style-name="P1" draw:layer="controls" svg:width="0.889cm" svg:height="0.889cm" svg:x="7.604cm" svg:y="18.399cm">
          <text:p/>
        </draw:circle>
        <draw:circle draw:style-name="gr1" draw:text-style-name="P1" draw:layer="controls" svg:width="0.889cm" svg:height="0.889cm" svg:x="7.604cm" svg:y="19.542cm">
          <text:p/>
        </draw:circle>
        <draw:line draw:style-name="gr3" draw:text-style-name="P1" draw:layer="controls" svg:x1="3.921cm" svg:y1="2.143cm" svg:x2="7.604cm" svg:y2="16.367cm">
          <text:p/>
        </draw:line>
        <draw:line draw:style-name="gr4" draw:text-style-name="P1" draw:layer="controls" svg:x1="1.508cm" svg:y1="6.08cm" svg:x2="10.144cm" svg:y2="6.207cm">
          <text:p/>
        </draw:line>
        <draw:line draw:style-name="gr4" draw:text-style-name="P1" draw:layer="controls" svg:x1="1.762cm" svg:y1="11.033cm" svg:x2="10.779cm" svg:y2="10.906cm">
          <text:p/>
        </draw:line>
        <draw:line draw:style-name="gr4" draw:text-style-name="P1" draw:layer="controls" svg:x1="2.143cm" svg:y1="15.732cm" svg:x2="11.922cm" svg:y2="15.732cm">
          <text:p/>
        </draw:line>
        <draw:line draw:style-name="gr3" draw:text-style-name="P1" draw:layer="controls" svg:x1="3.921cm" svg:y1="2.016cm" svg:x2="7.35cm" svg:y2="6.842cm">
          <text:p/>
        </draw:line>
        <draw:line draw:style-name="gr3" draw:text-style-name="P1" draw:layer="controls" svg:x1="3.921cm" svg:y1="3.286cm" svg:x2="7.604cm" svg:y2="2.016cm">
          <text:p/>
        </draw:line>
        <draw:line draw:style-name="gr3" draw:text-style-name="P1" draw:layer="controls" svg:x1="3.921cm" svg:y1="3.159cm" svg:x2="7.604cm" svg:y2="4.429cm">
          <text:p/>
        </draw:line>
        <draw:line draw:style-name="gr3" draw:text-style-name="P1" draw:layer="controls" svg:x1="3.921cm" svg:y1="4.429cm" svg:x2="7.604cm" svg:y2="3.159cm">
          <text:p/>
        </draw:line>
        <draw:line draw:style-name="gr3" draw:text-style-name="P1" draw:layer="controls" svg:x1="3.921cm" svg:y1="4.429cm" svg:x2="7.604cm" svg:y2="5.445cm">
          <text:p/>
        </draw:line>
        <draw:line draw:style-name="gr3" draw:text-style-name="P1" draw:layer="controls" svg:x1="3.921cm" svg:y1="5.445cm" svg:x2="7.604cm" svg:y2="2.016cm">
          <text:p/>
        </draw:line>
        <draw:line draw:style-name="gr3" draw:text-style-name="P1" draw:layer="controls" svg:x1="3.921cm" svg:y1="5.445cm" svg:x2="7.604cm" svg:y2="4.429cm">
          <text:p/>
        </draw:line>
        <draw:line draw:style-name="gr3" draw:text-style-name="P1" draw:layer="controls" svg:x1="3.921cm" svg:y1="6.969cm" svg:x2="7.604cm" svg:y2="5.445cm">
          <text:p/>
        </draw:line>
        <draw:line draw:style-name="gr3" draw:text-style-name="P1" draw:layer="controls" svg:x1="3.794cm" svg:y1="20.177cm" svg:x2="7.604cm" svg:y2="1.889cm">
          <text:p/>
        </draw:line>
        <draw:line draw:style-name="gr3" draw:text-style-name="P1" draw:layer="controls" svg:x1="3.921cm" svg:y1="20.05cm" svg:x2="7.604cm" svg:y2="13.827cm">
          <text:p/>
        </draw:line>
        <draw:line draw:style-name="gr3" draw:text-style-name="P1" draw:layer="controls" svg:x1="3.921cm" svg:y1="18.907cm" svg:x2="7.731cm" svg:y2="17.637cm">
          <text:p/>
        </draw:line>
        <draw:line draw:style-name="gr3" draw:text-style-name="P1" draw:layer="controls" svg:x1="3.921cm" svg:y1="18.78cm" svg:x2="7.604cm" svg:y2="20.05cm">
          <text:p/>
        </draw:line>
        <draw:line draw:style-name="gr3" draw:text-style-name="P1" draw:layer="controls" svg:x1="4.048cm" svg:y1="17.51cm" svg:x2="7.604cm" svg:y2="16.494cm">
          <text:p/>
        </draw:line>
        <draw:line draw:style-name="gr3" draw:text-style-name="P1" draw:layer="controls" svg:x1="3.921cm" svg:y1="17.51cm" svg:x2="7.731cm" svg:y2="18.907cm">
          <text:p/>
        </draw:line>
        <draw:line draw:style-name="gr3" draw:text-style-name="P1" draw:layer="controls" svg:x1="3.921cm" svg:y1="16.494cm" svg:x2="7.604cm" svg:y2="11.541cm">
          <text:p/>
        </draw:line>
        <draw:line draw:style-name="gr3" draw:text-style-name="P1" draw:layer="controls" svg:x1="3.921cm" svg:y1="16.367cm" svg:x2="7.477cm" svg:y2="2.016cm">
          <text:p/>
        </draw:line>
        <draw:line draw:style-name="gr3" draw:text-style-name="P1" draw:layer="controls" svg:x1="4.048cm" svg:y1="14.97cm" svg:x2="7.604cm" svg:y2="20.177cm">
          <text:p/>
        </draw:line>
        <draw:line draw:style-name="gr3" draw:text-style-name="P1" draw:layer="controls" svg:x1="4.048cm" svg:y1="14.97cm" svg:x2="7.35cm" svg:y2="10.271cm">
          <text:p/>
        </draw:line>
        <draw:line draw:style-name="gr3" draw:text-style-name="P1" draw:layer="controls" svg:x1="3.921cm" svg:y1="13.827cm" svg:x2="7.35cm" svg:y2="9.128cm">
          <text:p/>
        </draw:line>
        <draw:line draw:style-name="gr3" draw:text-style-name="P1" draw:layer="controls" svg:x1="3.921cm" svg:y1="13.827cm" svg:x2="7.731cm" svg:y2="18.907cm">
          <text:p/>
        </draw:line>
        <draw:line draw:style-name="gr3" draw:text-style-name="P1" draw:layer="controls" svg:x1="4.048cm" svg:y1="12.684cm" svg:x2="7.477cm" svg:y2="7.858cm">
          <text:p/>
        </draw:line>
        <draw:line draw:style-name="gr3" draw:text-style-name="P1" draw:layer="controls" svg:x1="3.921cm" svg:y1="12.557cm" svg:x2="7.604cm" svg:y2="17.637cm">
          <text:p/>
        </draw:line>
        <draw:line draw:style-name="gr3" draw:text-style-name="P1" draw:layer="controls" svg:x1="3.921cm" svg:y1="11.287cm" svg:x2="7.477cm" svg:y2="10.271cm">
          <text:p/>
        </draw:line>
        <draw:line draw:style-name="gr3" draw:text-style-name="P1" draw:layer="controls" svg:x1="3.921cm" svg:y1="11.414cm" svg:x2="7.604cm" svg:y2="17.637cm">
          <text:p/>
        </draw:line>
        <draw:line draw:style-name="gr3" draw:text-style-name="P1" draw:layer="controls" svg:x1="3.921cm" svg:y1="10.271cm" svg:x2="7.604cm" svg:y2="14.97cm">
          <text:p/>
        </draw:line>
        <draw:line draw:style-name="gr3" draw:text-style-name="P1" draw:layer="controls" svg:x1="3.794cm" svg:y1="10.398cm" svg:x2="7.477cm" svg:y2="5.318cm">
          <text:p/>
        </draw:line>
        <draw:line draw:style-name="gr3" draw:text-style-name="P1" draw:layer="controls" svg:x1="3.921cm" svg:y1="9.128cm" svg:x2="7.731cm" svg:y2="3.032cm">
          <text:p/>
        </draw:line>
        <draw:line draw:style-name="gr3" draw:text-style-name="P1" draw:layer="controls" svg:x1="3.921cm" svg:y1="9.128cm" svg:x2="7.731cm" svg:y2="15.224cm">
          <text:p/>
        </draw:line>
        <draw:line draw:style-name="gr3" draw:text-style-name="P1" draw:layer="controls" svg:x1="3.921cm" svg:y1="7.858cm" svg:x2="7.477cm" svg:y2="6.842cm">
          <text:p/>
        </draw:line>
        <draw:line draw:style-name="gr3" draw:text-style-name="P1" draw:layer="controls" svg:x1="3.921cm" svg:y1="7.858cm" svg:x2="7.477cm" svg:y2="9.382cm">
          <text:p/>
        </draw:line>
        <draw:line draw:style-name="gr3" draw:text-style-name="P1" draw:layer="controls" svg:x1="3.921cm" svg:y1="6.969cm" svg:x2="7.604cm" svg:y2="12.811cm">
          <text:p/>
        </draw:line>
        <draw:circle draw:style-name="gr1" draw:text-style-name="P1" draw:layer="controls" svg:width="0.889cm" svg:height="0.889cm" svg:x="11.541cm" svg:y="1.381cm">
          <text:p/>
        </draw:circle>
        <draw:circle draw:style-name="gr1" draw:text-style-name="P1" draw:layer="controls" svg:width="0.889cm" svg:height="0.889cm" svg:x="11.541cm" svg:y="2.524cm">
          <text:p/>
        </draw:circle>
        <draw:circle draw:style-name="gr1" draw:text-style-name="P1" draw:layer="controls" svg:width="0.889cm" svg:height="0.889cm" svg:x="11.541cm" svg:y="3.794cm">
          <text:p/>
        </draw:circle>
        <draw:circle draw:style-name="gr1" draw:text-style-name="P1" draw:layer="controls" svg:width="0.889cm" svg:height="0.889cm" svg:x="11.541cm" svg:y="4.937cm">
          <text:p/>
        </draw:circle>
        <draw:circle draw:style-name="gr1" draw:text-style-name="P1" draw:layer="controls" svg:width="0.889cm" svg:height="0.889cm" svg:x="11.414cm" svg:y="7.35cm">
          <text:p/>
        </draw:circle>
        <draw:circle draw:style-name="gr1" draw:text-style-name="P1" draw:layer="controls" svg:width="0.889cm" svg:height="0.889cm" svg:x="11.414cm" svg:y="8.62cm">
          <text:p/>
        </draw:circle>
        <draw:circle draw:style-name="gr1" draw:text-style-name="P1" draw:layer="controls" svg:width="0.889cm" svg:height="0.889cm" svg:x="11.414cm" svg:y="9.763cm">
          <text:p/>
        </draw:circle>
        <draw:circle draw:style-name="gr1" draw:text-style-name="P1" draw:layer="controls" svg:width="0.889cm" svg:height="0.889cm" svg:x="11.541cm" svg:y="10.906cm">
          <text:p/>
        </draw:circle>
        <draw:circle draw:style-name="gr1" draw:text-style-name="P1" draw:layer="controls" svg:width="0.889cm" svg:height="0.889cm" svg:x="11.541cm" svg:y="13.319cm">
          <text:p/>
        </draw:circle>
        <draw:circle draw:style-name="gr1" draw:text-style-name="P1" draw:layer="controls" svg:width="0.889cm" svg:height="0.889cm" svg:x="11.541cm" svg:y="14.462cm">
          <text:p/>
        </draw:circle>
        <draw:circle draw:style-name="gr1" draw:text-style-name="P1" draw:layer="controls" svg:width="0.889cm" svg:height="0.889cm" svg:x="11.541cm" svg:y="17.002cm">
          <text:p/>
        </draw:circle>
        <draw:circle draw:style-name="gr1" draw:text-style-name="P1" draw:layer="controls" svg:width="0.889cm" svg:height="0.889cm" svg:x="11.541cm" svg:y="18.272cm">
          <text:p/>
        </draw:circle>
        <draw:circle draw:style-name="gr1" draw:text-style-name="P1" draw:layer="controls" svg:width="0.889cm" svg:height="0.889cm" svg:x="16.113cm" svg:y="1.381cm">
          <text:p/>
        </draw:circle>
        <draw:circle draw:style-name="gr1" draw:text-style-name="P1" draw:layer="controls" svg:width="0.889cm" svg:height="0.889cm" svg:x="16.113cm" svg:y="2.524cm">
          <text:p/>
        </draw:circle>
        <draw:circle draw:style-name="gr1" draw:text-style-name="P1" draw:layer="controls" svg:width="0.889cm" svg:height="0.889cm" svg:x="16.113cm" svg:y="3.794cm">
          <text:p/>
        </draw:circle>
        <draw:circle draw:style-name="gr1" draw:text-style-name="P1" draw:layer="controls" svg:width="0.889cm" svg:height="0.889cm" svg:x="16.113cm" svg:y="4.937cm">
          <text:p/>
        </draw:circle>
        <draw:circle draw:style-name="gr1" draw:text-style-name="P1" draw:layer="controls" svg:width="0.889cm" svg:height="0.889cm" svg:x="15.986cm" svg:y="6.207cm">
          <text:p/>
        </draw:circle>
        <draw:circle draw:style-name="gr1" draw:text-style-name="P1" draw:layer="controls" svg:width="0.889cm" svg:height="0.889cm" svg:x="15.986cm" svg:y="8.62cm">
          <text:p/>
        </draw:circle>
        <draw:circle draw:style-name="gr1" draw:text-style-name="P1" draw:layer="controls" svg:width="0.889cm" svg:height="0.889cm" svg:x="15.986cm" svg:y="9.763cm">
          <text:p/>
        </draw:circle>
        <draw:circle draw:style-name="gr1" draw:text-style-name="P1" draw:layer="controls" svg:width="0.889cm" svg:height="0.889cm" svg:x="16.113cm" svg:y="14.462cm">
          <text:p/>
        </draw:circle>
        <draw:circle draw:style-name="gr1" draw:text-style-name="P1" draw:layer="controls" svg:width="0.889cm" svg:height="0.889cm" svg:x="16.113cm" svg:y="15.859cm">
          <text:p/>
        </draw:circle>
        <draw:circle draw:style-name="gr1" draw:text-style-name="P1" draw:layer="controls" svg:width="0.889cm" svg:height="0.889cm" svg:x="16.113cm" svg:y="17.002cm">
          <text:p/>
        </draw:circle>
        <draw:circle draw:style-name="gr1" draw:text-style-name="P1" draw:layer="controls" svg:width="0.889cm" svg:height="0.889cm" svg:x="16.113cm" svg:y="18.272cm">
          <text:p/>
        </draw:circle>
        <draw:circle draw:style-name="gr1" draw:text-style-name="P1" draw:layer="controls" svg:width="0.889cm" svg:height="0.889cm" svg:x="16.113cm" svg:y="19.415cm">
          <text:p/>
        </draw:circle>
        <draw:line draw:style-name="gr3" draw:text-style-name="P1" draw:layer="controls" svg:x1="12.43cm" svg:y1="2.016cm" svg:x2="16.113cm" svg:y2="16.24cm">
          <text:p/>
        </draw:line>
        <draw:line draw:style-name="gr4" draw:text-style-name="P1" draw:layer="controls" svg:x1="10.017cm" svg:y1="5.953cm" svg:x2="18.653cm" svg:y2="6.08cm">
          <text:p/>
        </draw:line>
        <draw:line draw:style-name="gr4" draw:text-style-name="P1" draw:layer="controls" svg:x1="10.271cm" svg:y1="10.906cm" svg:x2="19.288cm" svg:y2="10.779cm">
          <text:p/>
        </draw:line>
        <draw:line draw:style-name="gr4" draw:text-style-name="P1" draw:layer="controls" svg:x1="10.652cm" svg:y1="15.605cm" svg:x2="20.431cm" svg:y2="15.605cm">
          <text:p/>
        </draw:line>
        <draw:line draw:style-name="gr3" draw:text-style-name="P1" draw:layer="controls" svg:x1="12.43cm" svg:y1="1.889cm" svg:x2="15.859cm" svg:y2="6.715cm">
          <text:p/>
        </draw:line>
        <draw:line draw:style-name="gr5" draw:text-style-name="P1" draw:layer="controls" svg:x1="12.43cm" svg:y1="3.159cm" svg:x2="16.113cm" svg:y2="1.889cm">
          <text:p/>
        </draw:line>
        <draw:line draw:style-name="gr6" draw:text-style-name="P1" draw:layer="controls" svg:x1="12.43cm" svg:y1="3.032cm" svg:x2="16.113cm" svg:y2="4.302cm">
          <text:p/>
        </draw:line>
        <draw:line draw:style-name="gr3" draw:text-style-name="P1" draw:layer="controls" svg:x1="12.43cm" svg:y1="4.302cm" svg:x2="16.113cm" svg:y2="3.032cm">
          <text:p/>
        </draw:line>
        <draw:line draw:style-name="gr3" draw:text-style-name="P1" draw:layer="controls" svg:x1="12.43cm" svg:y1="4.302cm" svg:x2="16.113cm" svg:y2="5.318cm">
          <text:p/>
        </draw:line>
        <draw:line draw:style-name="gr6" draw:text-style-name="P1" draw:layer="controls" svg:x1="12.43cm" svg:y1="5.318cm" svg:x2="16.113cm" svg:y2="1.889cm">
          <text:p/>
        </draw:line>
        <draw:line draw:style-name="gr5" draw:text-style-name="P1" draw:layer="controls" svg:x1="12.43cm" svg:y1="5.318cm" svg:x2="16.113cm" svg:y2="4.302cm">
          <text:p/>
        </draw:line>
        <draw:line draw:style-name="gr3" draw:text-style-name="P1" draw:layer="controls" svg:x1="12.43cm" svg:y1="18.78cm" svg:x2="16.24cm" svg:y2="17.51cm">
          <text:p/>
        </draw:line>
        <draw:line draw:style-name="gr3" draw:text-style-name="P1" draw:layer="controls" svg:x1="12.43cm" svg:y1="18.653cm" svg:x2="16.113cm" svg:y2="19.923cm">
          <text:p/>
        </draw:line>
        <draw:line draw:style-name="gr3" draw:text-style-name="P1" draw:layer="controls" svg:x1="12.557cm" svg:y1="17.383cm" svg:x2="16.113cm" svg:y2="16.367cm">
          <text:p/>
        </draw:line>
        <draw:line draw:style-name="gr3" draw:text-style-name="P1" draw:layer="controls" svg:x1="12.43cm" svg:y1="17.383cm" svg:x2="16.24cm" svg:y2="18.78cm">
          <text:p/>
        </draw:line>
        <draw:line draw:style-name="gr3" draw:text-style-name="P1" draw:layer="controls" svg:x1="12.557cm" svg:y1="14.843cm" svg:x2="16.113cm" svg:y2="20.05cm">
          <text:p/>
        </draw:line>
        <draw:line draw:style-name="gr3" draw:text-style-name="P1" draw:layer="controls" svg:x1="12.557cm" svg:y1="14.843cm" svg:x2="15.859cm" svg:y2="10.144cm">
          <text:p/>
        </draw:line>
        <draw:line draw:style-name="gr3" draw:text-style-name="P1" draw:layer="controls" svg:x1="12.43cm" svg:y1="13.7cm" svg:x2="15.859cm" svg:y2="9.001cm">
          <text:p/>
        </draw:line>
        <draw:line draw:style-name="gr3" draw:text-style-name="P1" draw:layer="controls" svg:x1="12.43cm" svg:y1="13.7cm" svg:x2="16.24cm" svg:y2="18.78cm">
          <text:p/>
        </draw:line>
        <draw:line draw:style-name="gr3" draw:text-style-name="P1" draw:layer="controls" svg:x1="12.43cm" svg:y1="11.16cm" svg:x2="15.986cm" svg:y2="10.144cm">
          <text:p/>
        </draw:line>
        <draw:line draw:style-name="gr3" draw:text-style-name="P1" draw:layer="controls" svg:x1="12.43cm" svg:y1="11.287cm" svg:x2="16.113cm" svg:y2="17.51cm">
          <text:p/>
        </draw:line>
        <draw:line draw:style-name="gr3" draw:text-style-name="P1" draw:layer="controls" svg:x1="12.43cm" svg:y1="10.144cm" svg:x2="16.113cm" svg:y2="14.843cm">
          <text:p/>
        </draw:line>
        <draw:line draw:style-name="gr3" draw:text-style-name="P1" draw:layer="controls" svg:x1="12.303cm" svg:y1="10.271cm" svg:x2="15.986cm" svg:y2="5.191cm">
          <text:p/>
        </draw:line>
        <draw:line draw:style-name="gr3" draw:text-style-name="P1" draw:layer="controls" svg:x1="12.43cm" svg:y1="9.001cm" svg:x2="16.24cm" svg:y2="2.905cm">
          <text:p/>
        </draw:line>
        <draw:line draw:style-name="gr3" draw:text-style-name="P1" draw:layer="controls" svg:x1="12.43cm" svg:y1="9.001cm" svg:x2="16.24cm" svg:y2="15.097cm">
          <text:p/>
        </draw:line>
        <draw:line draw:style-name="gr3" draw:text-style-name="P1" draw:layer="controls" svg:x1="12.43cm" svg:y1="7.731cm" svg:x2="15.986cm" svg:y2="6.715cm">
          <text:p/>
        </draw:line>
        <draw:line draw:style-name="gr3" draw:text-style-name="P1" draw:layer="controls" svg:x1="12.43cm" svg:y1="7.731cm" svg:x2="15.986cm" svg:y2="9.255cm">
          <text:p/>
        </draw:line>
        <draw:line draw:style-name="gr4" draw:text-style-name="P1" draw:layer="controls" svg:x1="5.953cm" svg:y1="21.574cm" svg:x2="12.684cm" svg:y2="21.574cm">
          <text:p/>
        </draw:line>
        <draw:line draw:style-name="gr4" draw:text-style-name="P1" draw:layer="controls" svg:x1="6.08cm" svg:y1="22.717cm" svg:x2="12.684cm" svg:y2="22.717cm">
          <text:p/>
        </draw:line>
        <draw:line draw:style-name="gr4" draw:text-style-name="P1" draw:layer="controls" svg:x1="6.08cm" svg:y1="24.114cm" svg:x2="12.811cm" svg:y2="24.114cm">
          <text:p/>
        </draw:line>
        <draw:line draw:style-name="gr4" draw:text-style-name="P1" draw:layer="controls" svg:x1="6.08cm" svg:y1="25.257cm" svg:x2="13.065cm" svg:y2="25.257cm">
          <text:p/>
        </draw:line>
        <draw:line draw:style-name="gr4" draw:text-style-name="P1" draw:layer="controls" svg:x1="6.08cm" svg:y1="26.527cm" svg:x2="13.192cm" svg:y2="26.527cm">
          <text:p/>
        </draw:line>
        <draw:line draw:style-name="gr4" draw:text-style-name="P1" draw:layer="controls" svg:x1="5.953cm" svg:y1="21.574cm" svg:x2="5.953cm" svg:y2="26.527cm">
          <text:p/>
        </draw:line>
        <draw:line draw:style-name="gr4" draw:text-style-name="P1" draw:layer="controls" svg:x1="7.604cm" svg:y1="21.574cm" svg:x2="7.604cm" svg:y2="26.4cm">
          <text:p/>
        </draw:line>
        <draw:line draw:style-name="gr4" draw:text-style-name="P1" draw:layer="controls" svg:x1="9.636cm" svg:y1="21.701cm" svg:x2="9.636cm" svg:y2="26.4cm">
          <text:p/>
        </draw:line>
        <draw:line draw:style-name="gr4" draw:text-style-name="P1" draw:layer="controls" svg:x1="11.414cm" svg:y1="21.574cm" svg:x2="11.414cm" svg:y2="26.273cm">
          <text:p/>
        </draw:line>
        <draw:line draw:style-name="gr4" draw:text-style-name="P1" draw:layer="controls" svg:x1="12.811cm" svg:y1="21.574cm" svg:x2="12.811cm" svg:y2="26.527cm">
          <text:p/>
        </draw:line>
        <draw:custom-shape draw:style-name="gr7" draw:text-style-name="P1" draw:layer="controls" svg:width="0.635cm" svg:height="0.635cm" svg:x="8.239cm" svg:y="24.3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controls" svg:width="0.635cm" svg:height="0.635cm" svg:x="6.461cm" svg:y="25.5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controls" svg:width="0.635cm" svg:height="0.635cm" draw:transform="rotate (-2.440144827214) translate (7.25cm 23.44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controls" svg:width="0.635cm" svg:height="0.635cm" draw:transform="rotate (-2.440144827214) translate (12.555cm 25.994cm)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2T18:36:00.51</meta:creation-date>
    <dc:date>2013-02-12T19:08:44.41</dc:date>
    <meta:editing-duration>PT32M43S</meta:editing-duration>
    <meta:editing-cycles>5</meta:editing-cycles>
    <meta:generator>OpenOffice.org/3.4.1$Win32 OpenOffice.org_project/341m1$Build-9593</meta:generator>
    <meta:document-statistic meta:object-count="133"/>
  </office:meta>
</office:document-meta>
</file>